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Liberation Mono', Menlo, Courier, monospace"/>
    <style:font-face style:name="Consolas2" svg:font-family="Consolas, Menlo, Monaco, 'Lucida Console', 'Liberation Mono', 'DejaVu Sans Mono', 'Bitstream Vera Sans Mono', 'Courier New', monospace, sans-serif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1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L4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20" style:family="paragraph" style:parent-style-name="Preformatted_20_Text">
      <style:paragraph-properties fo:margin-top="0in" fo:margin-bottom="0in" fo:text-align="start" style:justify-single-word="false" fo:widows="1" fo:padding="0in" fo:border="none"/>
    </style:style>
    <style:style style:name="T1" style:family="text">
      <style:text-properties style:font-name="Consolas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fo:color="#111111" style:font-name="Consolas2" fo:font-size="9.75pt" fo:letter-spacing="normal" fo:font-style="normal" fo:font-weight="normal" fo:background-color="#eeeeee"/>
    </style:style>
    <style:style style:name="T4" style:family="text">
      <style:text-properties fo:font-variant="normal" fo:text-transform="none" fo:color="#111111" fo:font-size="9.75pt" fo:letter-spacing="normal" fo:font-style="normal" fo:font-weight="normal" fo:background-color="#eeeeee"/>
    </style:style>
    <style:style style:name="T5" style:family="text">
      <style:text-properties fo:font-variant="normal" fo:text-transform="none" fo:color="#111111" style:font-name="Consolas" fo:letter-spacing="normal" fo:font-style="normal" fo:font-weight="normal" fo:background-color="transparent"/>
    </style:style>
    <style:style style:name="T6" style:family="text">
      <style:text-properties fo:font-variant="normal" fo:text-transform="none" fo:color="#111111" style:font-name="Times New Roman" fo:font-size="9.75pt" fo:letter-spacing="normal" fo:font-style="normal" fo:font-weight="normal" fo:background-color="#eeeeee"/>
    </style:style>
    <style:style style:name="T7" style:family="text">
      <style:text-properties fo:font-variant="normal" fo:text-transform="none" fo:color="#111111" style:font-name="Times New Roman" fo:letter-spacing="normal" fo:font-style="normal" fo:font-weight="normal"/>
    </style:style>
    <style:style style:name="T8" style:family="text">
      <style:text-properties fo:font-variant="normal" fo:text-transform="none" fo:color="#111111" style:font-name="Times New Roman" fo:letter-spacing="normal" fo:font-style="normal" fo:font-weight="normal" fo:background-color="#eeeeee"/>
    </style:style>
    <style:style style:name="T9" style:family="text">
      <style:text-properties fo:font-variant="normal" fo:text-transform="none" fo:color="#111111" style:font-name="Times New Roman" fo:letter-spacing="normal" fo:font-style="normal" fo:font-weight="normal" fo:background-color="transparent"/>
    </style:style>
    <style:style style:name="T10" style:family="text">
      <style:text-properties fo:font-variant="normal" fo:text-transform="none" style:use-window-font-color="true" style:font-name="Consolas" fo:font-size="10pt" fo:letter-spacing="normal" fo:font-style="normal" fo:font-weight="normal" fo:background-color="transparent" style:font-size-asian="10pt" style:font-size-complex="10pt"/>
    </style:style>
    <style:style style:name="T11" style:family="text">
      <style:text-properties fo:font-variant="normal" fo:text-transform="none" style:use-window-font-color="true" style:font-name="Consolas" fo:font-size="10pt" fo:letter-spacing="normal" fo:background-color="transparent" style:font-size-asian="10pt" style:font-size-complex="10pt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ation Instructions</text:p>
      <text:p text:style-name="P1">1. Dependencies</text:p>
      <text:p text:style-name="P2"><text:tab/>1.1 Ideally any version of the following programs should work, but the versions listed below are <text:tab/>the conditions under which the software was developed. Install the following dependencies onto <text:tab/>your web server. If using debian based distribution, <text:span text:style-name="T1">sudo apt-get install apache2 mysql-server libmysqlclient-dev ruby2.2 ruby2.2-dev </text:span><text:span text:style-name="T2">should suffice</text:span></text:p>
      <text:p text:style-name="P2"/>
      <text:p text:style-name="P5">Apache 2.4.7</text:p>
      <text:p text:style-name="P5">MySQL Server 5.5</text:p>
      <text:p text:style-name="P5">Ruby 2.2 with development files</text:p>
      <text:p text:style-name="P5"/>
      <text:list xml:id="list8773673516718847235" text:style-name="L4">
        <text:list-item>
          <text:list>
            <text:list-header>
              <text:p text:style-name="P18"><text:span text:style-name="T14">If you installed ruby 2.2 via apt-get, as recommended, run this command so that you can use </text:span><text:span text:style-name="T13">rake</text:span><text:span text:style-name="T14"> as </text:span><text:span text:style-name="T13">rake</text:span><text:span text:style-name="T14"> instead of </text:span><text:span text:style-name="T13">rake2.2</text:span><text:span text:style-name="T14">, </text:span><text:span text:style-name="T13">gem</text:span><text:span text:style-name="T14"> as </text:span><text:span text:style-name="T13">gem</text:span><text:span text:style-name="T14"> instead of </text:span><text:span text:style-name="T13">gem2.2</text:span><text:span text:style-name="T14">, etc.</text:span></text:p>
            </text:list-header>
          </text:list>
        </text:list-item>
      </text:list>
      <text:p text:style-name="P19"><text:span text:style-name="Source_20_Text"><text:span text:style-name="T9">Note that for any rake commands given below, you may have to substitute </text:span></text:span><text:span text:style-name="Source_20_Text"><text:span text:style-name="T5">rake</text:span></text:span><text:span text:style-name="Source_20_Text"><text:span text:style-name="T9"> with </text:span></text:span><text:span text:style-name="Source_20_Text"><text:span text:style-name="T5">bundle exec rake</text:span></text:span></text:p>
      <text:p text:style-name="P19"><text:span text:style-name="Source_20_Text"><text:span text:style-name="T3"/></text:span></text:p>
      <text:p text:style-name="P19"><text:span text:style-name="Source_20_Text"><text:span text:style-name="T10">sudo update-alternatives --install /usr/bin/ruby ruby /usr/bin/ruby2.2 400 \</text:span></text:span></text:p>
      <text:p text:style-name="P20"><text:span text:style-name="Source_20_Text"><text:span text:style-name="T11"><text:s/></text:span></text:span><text:span text:style-name="Source_20_Text"><text:span text:style-name="T10">--slave /usr/bin/rake rake /usr/bin/rake2.2 \</text:span></text:span></text:p>
      <text:p text:style-name="P20"><text:span text:style-name="Source_20_Text"><text:span text:style-name="T11"><text:s/></text:span></text:span><text:span text:style-name="Source_20_Text"><text:span text:style-name="T10">--slave /usr/bin/ri ri /usr/bin/ri2.2 \</text:span></text:span></text:p>
      <text:p text:style-name="P20"><text:span text:style-name="Source_20_Text"><text:span text:style-name="T11"><text:s/></text:span></text:span><text:span text:style-name="Source_20_Text"><text:span text:style-name="T10">--slave /usr/bin/rdoc rdoc /usr/bin/rdoc2.2 \</text:span></text:span></text:p>
      <text:p text:style-name="P20"><text:span text:style-name="Source_20_Text"><text:span text:style-name="T11"><text:s/></text:span></text:span><text:span text:style-name="Source_20_Text"><text:span text:style-name="T10">--slave /usr/bin/gem gem /usr/bin/gem2.2 \</text:span></text:span></text:p>
      <text:p text:style-name="P20"><text:span text:style-name="Source_20_Text"><text:span text:style-name="T11"><text:s/></text:span></text:span><text:span text:style-name="Source_20_Text"><text:span text:style-name="T10">--slave /usr/bin/irb irb /usr/bin/irb2.2 \</text:span></text:span></text:p>
      <text:p text:style-name="P20"><text:span text:style-name="Source_20_Text"><text:span text:style-name="T11"><text:s/></text:span></text:span><text:span text:style-name="Source_20_Text"><text:span text:style-name="T10">--slave /usr/share/man/man1/ruby.1.gz ruby.1.gz /usr/share/man/man1/ruby2.2.1.gz \</text:span></text:span></text:p>
      <text:p text:style-name="P20"><text:span text:style-name="Source_20_Text"><text:span text:style-name="T11"><text:s/></text:span></text:span><text:span text:style-name="Source_20_Text"><text:span text:style-name="T10">--slave /usr/share/man/man1/rake.1.gz rake.1.gz /usr/share/man/man1/rake2.2.1.gz \</text:span></text:span></text:p>
      <text:p text:style-name="P20"><text:span text:style-name="Source_20_Text"><text:span text:style-name="T11"><text:s/></text:span></text:span><text:span text:style-name="Source_20_Text"><text:span text:style-name="T10">--slave /usr/share/man/man1/ri.1.gz ri.1.gz /usr/share/man/man1/ri2.2.1.gz \</text:span></text:span></text:p>
      <text:p text:style-name="P20"><text:span text:style-name="Source_20_Text"><text:span text:style-name="T11"><text:s/></text:span></text:span><text:span text:style-name="Source_20_Text"><text:span text:style-name="T10">--slave /usr/share/man/man1/rdoc.1.gz rdoc.1.gz /usr/share/man/man1/rdoc2.2.1.gz \</text:span></text:span></text:p>
      <text:p text:style-name="P20"><text:span text:style-name="Source_20_Text"><text:span text:style-name="T11"><text:s/></text:span></text:span><text:span text:style-name="Source_20_Text"><text:span text:style-name="T10">--slave /usr/share/man/man1/gem.1.gz gem.1.gz /usr/share/man/man1/gem2.2.1.gz \</text:span></text:span></text:p>
      <text:p text:style-name="P20"><text:span text:style-name="Source_20_Text"><text:span text:style-name="T11"><text:s/></text:span></text:span><text:span text:style-name="Source_20_Text"><text:span text:style-name="T10">--slave /usr/share/man/man1/irb.1.gz irb.1.gz /usr/share/man/man1/irb2.2.1.gz</text:span></text:span></text:p>
      <text:p text:style-name="P17"/>
      <text:p text:style-name="P2"><text:span text:style-name="T1"><text:line-break/><text:tab/></text:span><text:span text:style-name="T2">1.2 Install Bundler and Rmate.</text:span></text:p>
      <text:p text:style-name="P8"><text:tab/></text:p>
      <text:p text:style-name="P2"><text:span text:style-name="T2"><text:tab/></text:span><text:span text:style-name="T1"><text:tab/>sudo gem install bundler</text:span></text:p>
      <text:p text:style-name="P3"><text:tab/><text:tab/>sudo gem install rmate</text:p>
      <text:p text:style-name="P8"/>
      <text:list xml:id="list8219260593906295890" text:style-name="L3">
        <text:list-item>
          <text:list>
            <text:list-item>
              <text:p text:style-name="P9">Install Rails</text:p>
            </text:list-item>
          </text:list>
        </text:list-item>
      </text:list>
      <text:p text:style-name="P8"/>
      <text:p text:style-name="P3"><text:tab/><text:tab/>sudo gem install rails</text:p>
      <text:p text:style-name="P3"><text:tab/><text:tab/>sudo gem install mysql2</text:p>
      <text:p text:style-name="P3"><text:tab/><text:tab/>sudo gem install passenger</text:p>
      <text:p text:style-name="P3"><text:tab/><text:tab/>bundle install</text:p>
      <text:p text:style-name="P3"/>
      <text:p text:style-name="P13"><text:tab/>1.5 Use passenger to install apache2 modules</text:p>
      <text:p text:style-name="P13"><text:tab/>First, install dependencies</text:p>
      <text:p text:style-name="P13"><text:tab/><text:tab/></text:p>
      <text:p text:style-name="P13"><text:span text:style-name="T1"><text:tab/><text:tab/>sudo apt-get install libcurl4-openssl-dev apache2-threaded-dev libapr1-dev libaprutil1-dev</text:span></text:p>
      <text:p text:style-name="P13"><text:span text:style-name="T1"/></text:p>
      <text:p text:style-name="P13"><text:span text:style-name="T1"><text:tab/></text:span>Follow the instructions from the following CLI to install ruby</text:p>
      <text:p text:style-name="P13"><text:span text:style-name="T1"/></text:p>
      <text:p text:style-name="P3"><text:soft-page-break/><text:tab/><text:tab/>sudo passenger-install-apache2-module</text:p>
      <text:p text:style-name="P3"><text:tab/><text:span text:style-name="T2">passenger will instruct you to update your apache config (/etc/apache2/apache.conf </text:span><text:span text:style-name="T16">NOT</text:span><text:span text:style-name="T2"> /etc/apache2/sites-available/*) file with something similar to the following. (You should use what they say, not what we have provided below as a reference)</text:span></text:p>
      <text:p text:style-name="P3"><text:span text:style-name="T2"/></text:p>
      <text:p text:style-name="P3">LoadModule passenger_module /var/lib/gems/2.2.0/gems/passenger-5.0.26/buildout/apache2/mod_passenger.so</text:p>
      <text:p text:style-name="P3">&lt;IfModule mod_passenger.c&gt;</text:p>
      <text:p text:style-name="P3"><text:tab/>PassengerRoot /var/lib/gems/2.2.0/gems/passenger-5.0.26</text:p>
      <text:p text:style-name="P3"><text:tab/>PassengerDefaultRuby /usr/bin/ruby2.2</text:p>
      <text:p text:style-name="P3">&lt;/IfModule&gt;</text:p>
      <text:p text:style-name="P8"/>
      <text:p text:style-name="P11">2. Installation and Configuration</text:p>
      <text:list xml:id="list1514937013652432790" text:style-name="L5">
        <text:list-item>
          <text:list>
            <text:list-item>
              <text:p text:style-name="P10">Project Installation, install the project files onto your server in any way you see fit. We installed the project in the users home directory using git</text:p>
            </text:list-item>
          </text:list>
        </text:list-item>
      </text:list>
      <text:p text:style-name="P8"/>
      <text:p text:style-name="P3">git clone <text:a xlink:type="simple" xlink:href="https://github.com/beefcheese/RailsBlog.git" text:style-name="Internet_20_link" text:visited-style-name="Visited_20_Internet_20_Link">https://github.com/beefcheese/RailsBlog.git</text:a></text:p>
      <text:p text:style-name="P3"/>
      <text:p text:style-name="P3"><text:tab/><text:span text:style-name="T2">2.2 Configure database access. Create a new user and update the project file app/config/database.yml with the appropriate database, username, host, and password. It is strongly recommended you do not use the root user if you have other databases available. <text:s/>Here's what our database.yml file ended up looking</text:span></text:p>
      <text:p text:style-name="P3"><text:span text:style-name="T2"/></text:p>
      <text:p text:style-name="P3">development:</text:p>
      <text:p text:style-name="P3"><text:s text:c="2"/>adapter: mysql2</text:p>
      <text:p text:style-name="P3"><text:s text:c="2"/>database: library_development</text:p>
      <text:p text:style-name="P3"><text:s text:c="2"/>username: familymap</text:p>
      <text:p text:style-name="P3"><text:s text:c="2"/>password: Changem3</text:p>
      <text:p text:style-name="P3"><text:s text:c="2"/>host: localhost</text:p>
      <text:p text:style-name="P3">test:</text:p>
      <text:p text:style-name="P3"><text:s text:c="2"/>adapter: mysql2</text:p>
      <text:p text:style-name="P3"><text:s text:c="2"/>database: library_test</text:p>
      <text:p text:style-name="P3"><text:s text:c="2"/>username: familymap</text:p>
      <text:p text:style-name="P3"><text:s text:c="2"/>password: Changem3</text:p>
      <text:p text:style-name="P3"><text:s text:c="2"/>host: localhost</text:p>
      <text:p text:style-name="P3">production:</text:p>
      <text:p text:style-name="P3"><text:s text:c="2"/>adapter: mysql2</text:p>
      <text:p text:style-name="P3"><text:s text:c="2"/>database: library_production</text:p>
      <text:p text:style-name="P3"><text:s text:c="2"/>username: familymap</text:p>
      <text:p text:style-name="P3"><text:s text:c="2"/>password: Changem3</text:p>
      <text:p text:style-name="P3"><text:s text:c="2"/>host: localhost</text:p>
      <text:p text:style-name="P3"/>
      <text:p text:style-name="P3"><text:tab/>2.3 <text:span text:style-name="T2">First manually create the databases specified in your database.yml file. Then run</text:span> rake <text:a xlink:type="simple" xlink:href="db:migrate" text:style-name="Internet_20_link" text:visited-style-name="Visited_20_Internet_20_Link">db:migrate</text:a> RAILS_ENV=production <text:span text:style-name="T2">to create the tables necessary. Finally, run the init script in </text:span>blog/db/init/init.sql <text:span text:style-name="T2">to create an admin account. The password for this account is “abcdefghijkl”.</text:span></text:p>
      <text:p text:style-name="P3"/>
      <text:p text:style-name="P3"><text:tab/><text:span text:style-name="T2">2.3 Configure your site in apache by creating a configuration file and enabling it.</text:span></text:p>
      <text:p text:style-name="P3"><text:soft-page-break/></text:p>
      <text:p text:style-name="P3"><text:span text:style-name="T2">Repeat as necessary for development and test sites. Be sure to change the Directory, DocumentRoot, ServerName, and RailsEnv variables as necessary.</text:span><text:line-break/><text:span text:style-name="T2">File:</text:span> /etc/apache2/sites-available/familymap.conf</text:p>
      <text:p text:style-name="P3"/>
      <text:p text:style-name="P3">&lt;VirtualHost *:80&gt;</text:p>
      <text:p text:style-name="P3"><text:tab/>ServerName localhost</text:p>
      <text:p text:style-name="P3"><text:tab/>DocumentRoot /home/ubuntu/RailsBlog/blog/public</text:p>
      <text:p text:style-name="P3"><text:tab/>RailsEnv production</text:p>
      <text:p text:style-name="P3"><text:tab/>&lt;Directory /home/ubuntu/RailsBlog/blog/public&gt;</text:p>
      <text:p text:style-name="P3"><text:tab/><text:tab/>AllowOverride all</text:p>
      <text:p text:style-name="P3"><text:tab/><text:tab/>Options -MultiViews</text:p>
      <text:p text:style-name="P3"><text:tab/><text:tab/>Require all granted</text:p>
      <text:p text:style-name="P3"><text:tab/>&lt;/Directory&gt;<text:line-break/>&lt;/VirtualHost&gt;</text:p>
      <text:p text:style-name="P3"/>
      <text:p text:style-name="P3"><text:span text:style-name="T2">Enable the site:</text:span> sudo a2ensite default &amp;&amp; sudo service apache2 restart</text:p>
      <text:p text:style-name="P3"/>
      <text:p text:style-name="P3"><text:tab/><text:span text:style-name="T2">2.4 Configure environmental variables. There are many ways to do so, but we added the following to</text:span> /etc/profile</text:p>
      <text:p text:style-name="P8">The SECRET_KEY_BASE should be unique to this application, and securely generated. Use <text:span text:style-name="T1">rake secret</text:span> to generate this key!</text:p>
      <text:p text:style-name="P3"/>
      <text:p text:style-name="P3">export SECRET_KEY_BASE=24875629384756</text:p>
      <text:p text:style-name="P3">export GMAIL_DOMAIN=localhost</text:p>
      <text:p text:style-name="P12"><text:span text:style-name="T13">export GMAIL_USERNAME=familymappwreset@gmail.com</text:span></text:p>
      <text:p text:style-name="P3">export GMAIL_PASSWORD=realpasswordhere</text:p>
      <text:p text:style-name="P3"/>
      <text:p text:style-name="P3"><text:tab/><text:span text:style-name="T2">2.5 SSL Certificate. Every site should be encrypted with an SSL certificate to ensure a secure connection from client to server. We recommend using the free certificate autorith “Let's Encrypt”</text:span></text:p>
      <text:p text:style-name="P3"><text:span text:style-name="T2">However, as Let's Encrypt is still in it's early life and under going a name change, any instructions given here would soon be out of d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Liberation Mono', Menlo, Courier, monospace"/>
    <style:font-face style:name="Consolas2" svg:font-family="Consolas, Menlo, Monaco, 'Lucida Console', 'Liberation Mono', 'DejaVu Sans Mono', 'Bitstream Vera Sans Mono', 'Courier New', monospace, sans-serif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c</meta:initial-creator>
    <meta:creation-date>2016-02-29T16:00:19.29</meta:creation-date>
    <dc:date>2016-03-10T13:39:57.60</dc:date>
    <dc:creator>s c</dc:creator>
    <meta:editing-duration>P4DT8H54M23S</meta:editing-duration>
    <meta:editing-cycles>18</meta:editing-cycles>
    <meta:generator>OpenOffice/4.1.2$Win32 OpenOffice.org_project/412m3$Build-9782</meta:generator>
    <meta:document-statistic meta:table-count="0" meta:image-count="0" meta:object-count="0" meta:page-count="3" meta:paragraph-count="84" meta:word-count="607" meta:character-count="4899"/>
  </office:meta>
</office:document-meta>
</file>